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7891c2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768b23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3" fo:font-size="11pt" officeooo:rsid="00682e57" officeooo:paragraph-rsid="007891c2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3" fo:font-size="11pt" officeooo:rsid="001326b0" officeooo:paragraph-rsid="00682e57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3" fo:font-size="11pt" officeooo:rsid="006fbd51" officeooo:paragraph-rsid="00a29707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a2970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682e5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544edf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768b23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3" fo:font-size="11pt" officeooo:rsid="0074f94f" officeooo:paragraph-rsid="0074f94f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3" fo:font-size="11pt" officeooo:rsid="0074f94f" officeooo:paragraph-rsid="00777a17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3" fo:font-size="11pt" officeooo:rsid="007891c2" officeooo:paragraph-rsid="007891c2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3" fo:font-size="11pt" officeooo:rsid="00143055" officeooo:paragraph-rsid="00a29707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3" fo:font-size="11pt" officeooo:rsid="007c6763" officeooo:paragraph-rsid="007c6763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3" fo:font-size="11pt" officeooo:rsid="0075f1a6" officeooo:paragraph-rsid="0075f1a6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Calibri3" fo:font-size="11pt" officeooo:rsid="0075f1a6" officeooo:paragraph-rsid="00777a17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Calibri3" fo:font-size="11pt" officeooo:rsid="001ac359" officeooo:paragraph-rsid="00544edf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3" fo:font-size="11pt" officeooo:rsid="001ac359" officeooo:paragraph-rsid="00768b23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Calibri3" fo:font-size="11pt" officeooo:rsid="00a29707" officeooo:paragraph-rsid="00a29707" style:font-size-asian="11pt" style:font-size-complex="11pt"/>
    </style:style>
    <style:style style:name="P20" style:family="paragraph" style:parent-style-name="Text_20_body">
      <style:paragraph-properties fo:text-align="start" style:justify-single-word="false"/>
      <style:text-properties style:font-name="Calibri3" fo:font-size="11pt" officeooo:rsid="00b8e804" officeooo:paragraph-rsid="00b8e804" style:font-size-asian="11pt" style:font-size-complex="11pt"/>
    </style:style>
    <style:style style:name="P21" style:family="paragraph" style:parent-style-name="Text_20_body">
      <style:text-properties style:font-name="Calibri3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P22" style:family="paragraph" style:parent-style-name="Text_20_body">
      <style:text-properties officeooo:paragraph-rsid="00a29707"/>
    </style:style>
    <style:style style:name="P23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a29707" style:font-size-asian="11pt" style:font-size-complex="11pt"/>
    </style:style>
    <style:style style:name="P24" style:family="paragraph" style:parent-style-name="Untitled1">
      <style:text-properties style:font-name="Calibri3" fo:font-size="11pt" officeooo:rsid="00682e57" officeooo:paragraph-rsid="00a29707" style:font-size-asian="11pt" style:font-size-complex="11pt"/>
    </style:style>
    <style:style style:name="P25" style:family="paragraph" style:parent-style-name="Horizontal_20_Line">
      <style:text-properties officeooo:paragraph-rsid="007891c2"/>
    </style:style>
    <style:style style:name="P26" style:family="paragraph" style:parent-style-name="Heading_20_1">
      <style:paragraph-properties fo:text-align="center" style:justify-single-word="false"/>
      <style:text-properties style:font-name="Calibri3" fo:font-size="11pt" officeooo:paragraph-rsid="0074f94f" style:font-size-asian="11pt" style:font-size-complex="11pt"/>
    </style:style>
    <style:style style:name="P27" style:family="paragraph" style:parent-style-name="Heading_20_1">
      <style:paragraph-properties fo:text-align="center" style:justify-single-word="false"/>
      <style:text-properties style:font-name="Calibri3" fo:font-size="11pt" officeooo:paragraph-rsid="00c24765" style:font-size-asian="11pt" style:font-size-complex="11pt"/>
    </style:style>
    <style:style style:name="P28" style:family="paragraph" style:parent-style-name="Heading_20_1">
      <style:paragraph-properties fo:text-align="start" style:justify-single-word="false"/>
      <style:text-properties style:font-name="Calibri3" fo:font-size="11pt" fo:font-weight="normal" officeooo:rsid="00777a17" officeooo:paragraph-rsid="00c38c5c" style:font-size-asian="11pt" style:font-weight-asian="normal" style:font-size-complex="11pt" style:font-weight-complex="normal"/>
    </style:style>
    <style:style style:name="P29" style:family="paragraph" style:parent-style-name="Heading_20_1">
      <style:paragraph-properties fo:text-align="center" style:justify-single-word="false"/>
      <style:text-properties officeooo:rsid="00777a17" officeooo:paragraph-rsid="00c24765"/>
    </style:style>
    <style:style style:name="P30" style:family="paragraph" style:parent-style-name="List_20_Contents" style:list-style-name="L1">
      <style:text-properties style:font-name="Calibri3" fo:font-size="11pt" officeooo:rsid="00768b23" style:font-size-asian="11pt" style:font-size-complex="11pt"/>
    </style:style>
    <style:style style:name="P31" style:family="paragraph" style:parent-style-name="List_20_Contents" style:list-style-name="L2">
      <style:text-properties style:font-name="Calibri3" fo:font-size="11pt" officeooo:rsid="00add3e5" officeooo:paragraph-rsid="00768b23" style:font-size-asian="11pt" style:font-size-complex="11pt"/>
    </style:style>
    <style:style style:name="P32" style:family="paragraph" style:parent-style-name="Untitled1">
      <style:text-properties style:font-name="Calibri3" fo:font-size="11pt" officeooo:rsid="00682e57" officeooo:paragraph-rsid="00c9259c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style:font-name="Calibri3" fo:font-size="11pt" officeooo:rsid="00b24973" officeooo:paragraph-rsid="00768b23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style:font-name="Calibri3" fo:font-size="11pt" officeooo:rsid="00b24973" officeooo:paragraph-rsid="00c917a0" style:font-size-asian="11pt" style:font-size-complex="11pt"/>
    </style:style>
    <style:style style:name="P35" style:family="paragraph" style:parent-style-name="Text_20_body">
      <style:paragraph-properties fo:text-align="start" style:justify-single-word="false"/>
      <style:text-properties style:font-name="Calibri3" fo:font-size="11pt" officeooo:rsid="001ac359" officeooo:paragraph-rsid="00c917a0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c38c5c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c7b2a2" style:font-size-asian="11pt" style:font-size-complex="11pt"/>
    </style:style>
    <style:style style:name="P38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c83649" style:font-size-asian="11pt" style:font-size-complex="11pt"/>
    </style:style>
    <style:style style:name="P39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c98f6e" style:font-size-asian="11pt" style:font-size-complex="11pt"/>
    </style:style>
    <style:style style:name="P40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cc5ae9" style:font-size-asian="11pt" style:font-size-complex="11pt"/>
    </style:style>
    <style:style style:name="P41" style:family="paragraph" style:parent-style-name="Text_20_body">
      <style:paragraph-properties fo:text-align="start" style:justify-single-word="false"/>
      <style:text-properties style:font-name="Calibri3" fo:font-size="11pt" officeooo:rsid="00c3a22f" officeooo:paragraph-rsid="00c73075" style:font-size-asian="11pt" style:font-size-complex="11pt"/>
    </style:style>
    <style:style style:name="P42" style:family="paragraph" style:parent-style-name="Text_20_body">
      <style:paragraph-properties fo:text-align="start" style:justify-single-word="false"/>
      <style:text-properties style:font-name="Calibri3" fo:font-size="11pt" officeooo:rsid="00c3a22f" officeooo:paragraph-rsid="00c83649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style:font-name="Calibri3" fo:font-size="11pt" officeooo:rsid="00c3a22f" officeooo:paragraph-rsid="00c98f6e" style:font-size-asian="11pt" style:font-size-complex="11pt"/>
    </style:style>
    <style:style style:name="P44" style:family="paragraph" style:parent-style-name="Text_20_body">
      <style:paragraph-properties fo:text-align="start" style:justify-single-word="false"/>
      <style:text-properties style:font-name="Calibri3" fo:font-size="11pt" officeooo:rsid="00c7b2a2" officeooo:paragraph-rsid="00c7b2a2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style:font-name="Calibri3" fo:font-size="11pt" officeooo:rsid="00c83649" officeooo:paragraph-rsid="00c83649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style:font-name="Calibri3" fo:font-size="11pt" officeooo:rsid="00c83649" officeooo:paragraph-rsid="00c98f6e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c917a0" style:font-size-asian="11pt" style:font-size-complex="11pt"/>
    </style:style>
    <style:style style:name="P48" style:family="paragraph" style:parent-style-name="Text_20_body">
      <style:paragraph-properties fo:text-align="start" style:justify-single-word="false"/>
      <style:text-properties style:font-name="Calibri3" fo:font-size="11pt" officeooo:rsid="007c6763" officeooo:paragraph-rsid="00c917a0" style:font-size-asian="11pt" style:font-size-complex="11pt"/>
    </style:style>
    <style:style style:name="P49" style:family="paragraph" style:parent-style-name="Text_20_body">
      <style:paragraph-properties fo:text-align="start" style:justify-single-word="false"/>
      <style:text-properties style:font-name="Calibri3" fo:font-size="11pt" officeooo:rsid="00c9259c" officeooo:paragraph-rsid="00c9259c" style:font-size-asian="11pt" style:font-size-complex="11pt"/>
    </style:style>
    <style:style style:name="P50" style:family="paragraph" style:parent-style-name="Text_20_body">
      <style:paragraph-properties fo:text-align="start" style:justify-single-word="false"/>
      <style:text-properties style:font-name="Calibri3" fo:font-size="11pt" officeooo:rsid="00c98f6e" officeooo:paragraph-rsid="00c98f6e" style:font-size-asian="11pt" style:font-size-complex="11pt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paragraph-rsid="00c7b2a2"/>
    </style:style>
    <style:style style:name="P52" style:family="paragraph" style:parent-style-name="Text_20_body" style:list-style-name="L4">
      <style:paragraph-properties fo:text-align="start" style:justify-single-word="false"/>
      <style:text-properties officeooo:paragraph-rsid="00c7b2a2"/>
    </style:style>
    <style:style style:name="P53" style:family="paragraph" style:parent-style-name="Text_20_body">
      <style:paragraph-properties fo:text-align="start" style:justify-single-word="false"/>
      <style:text-properties officeooo:paragraph-rsid="00c83649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paragraph-rsid="00c83649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paragraph-rsid="00c98f6e"/>
    </style:style>
    <style:style style:name="P56" style:family="paragraph" style:parent-style-name="Text_20_body">
      <style:paragraph-properties fo:text-align="start" style:justify-single-word="false"/>
      <style:text-properties officeooo:paragraph-rsid="00c9259c"/>
    </style:style>
    <style:style style:name="P57" style:family="paragraph" style:parent-style-name="Text_20_body">
      <style:paragraph-properties fo:text-align="start" style:justify-single-word="false"/>
      <style:text-properties officeooo:paragraph-rsid="00c98f6e"/>
    </style:style>
    <style:style style:name="P58" style:family="paragraph" style:parent-style-name="Text_20_body" style:list-style-name="L6">
      <style:paragraph-properties fo:text-align="start" style:justify-single-word="false"/>
      <style:text-properties officeooo:paragraph-rsid="00c98f6e"/>
    </style:style>
    <style:style style:name="P59" style:family="paragraph" style:parent-style-name="Text_20_body" style:list-style-name="L7">
      <style:paragraph-properties fo:text-align="start" style:justify-single-word="false"/>
      <style:text-properties officeooo:paragraph-rsid="00cc5ae9"/>
    </style:style>
    <style:style style:name="T1" style:family="text">
      <style:text-properties officeooo:rsid="0012e081"/>
    </style:style>
    <style:style style:name="T2" style:family="text">
      <style:text-properties officeooo:rsid="00143055"/>
    </style:style>
    <style:style style:name="T3" style:family="text">
      <style:text-properties officeooo:rsid="001ac3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c15b" style:font-weight-asian="bold" style:font-weight-complex="bold"/>
    </style:style>
    <style:style style:name="T6" style:family="text">
      <style:text-properties style:font-name="Calibri3" fo:font-size="11pt" officeooo:rsid="00a32bdd" style:font-size-asian="11pt" style:font-size-complex="11pt"/>
    </style:style>
    <style:style style:name="T7" style:family="text">
      <style:text-properties style:font-name="Calibri3" fo:font-size="11pt" officeooo:rsid="00c83649" style:font-size-asian="11pt" style:font-size-complex="11pt"/>
    </style:style>
    <style:style style:name="T8" style:family="text">
      <style:text-properties style:font-name="Calibri3" fo:font-size="11pt" officeooo:rsid="00c7b2a2" style:font-size-asian="11pt" style:font-size-complex="11pt"/>
    </style:style>
    <style:style style:name="T9" style:family="text">
      <style:text-properties style:font-name="Calibri3" fo:font-size="11pt" officeooo:rsid="00add3e5" style:font-size-asian="11pt" style:font-size-complex="11pt"/>
    </style:style>
    <style:style style:name="T10" style:family="text">
      <style:text-properties style:font-name="Calibri3" fo:font-size="11pt" fo:font-weight="normal" officeooo:rsid="00c38c5c" style:font-size-asian="11pt" style:font-weight-asian="normal" style:font-size-complex="11pt" style:font-weight-complex="normal"/>
    </style:style>
    <style:style style:name="T11" style:family="text">
      <style:text-properties style:font-name="Calibri3" fo:font-size="11pt" fo:font-weight="normal" officeooo:rsid="00c73075" style:font-size-asian="11pt" style:font-weight-asian="normal" style:font-size-complex="11pt" style:font-weight-complex="normal"/>
    </style:style>
    <style:style style:name="T12" style:family="text">
      <style:text-properties style:font-name="Calibri3" fo:font-size="11pt" fo:font-weight="normal" officeooo:rsid="00c83649" style:font-size-asian="11pt" style:font-weight-asian="normal" style:font-size-complex="11pt" style:font-weight-complex="normal"/>
    </style:style>
    <style:style style:name="T13" style:family="text">
      <style:text-properties style:font-name="Calibri3" fo:font-size="11pt" fo:font-weight="normal" officeooo:rsid="00c9259c" style:font-size-asian="11pt" style:font-weight-asian="normal" style:font-size-complex="11pt" style:font-weight-complex="normal"/>
    </style:style>
    <style:style style:name="T14" style:family="text">
      <style:text-properties style:font-name="Calibri3" fo:font-size="11pt" fo:font-weight="normal" officeooo:rsid="00c98f6e" style:font-size-asian="11pt" style:font-weight-asian="normal" style:font-size-complex="11pt" style:font-weight-complex="normal"/>
    </style:style>
    <style:style style:name="T15" style:family="text">
      <style:text-properties officeooo:rsid="0031a73b"/>
    </style:style>
    <style:style style:name="T16" style:family="text">
      <style:text-properties officeooo:rsid="00682e57"/>
    </style:style>
    <style:style style:name="T17" style:family="text">
      <style:text-properties officeooo:rsid="0075f1a6"/>
    </style:style>
    <style:style style:name="T18" style:family="text">
      <style:text-properties officeooo:rsid="00777a17"/>
    </style:style>
    <style:style style:name="T19" style:family="text">
      <style:text-properties officeooo:rsid="00add3e5"/>
    </style:style>
    <style:style style:name="T20" style:family="text">
      <style:text-properties officeooo:rsid="00be77b3"/>
    </style:style>
    <style:style style:name="T21" style:family="text">
      <style:text-properties officeooo:rsid="00c24765"/>
    </style:style>
    <style:style style:name="T22" style:family="text">
      <style:text-properties officeooo:rsid="00c38c5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c24765" style:font-weight-asian="normal" style:font-weight-complex="normal"/>
    </style:style>
    <style:style style:name="T25" style:family="text">
      <style:text-properties fo:font-weight="normal" officeooo:rsid="00c38c5c" style:font-weight-asian="normal" style:font-weight-complex="normal"/>
    </style:style>
    <style:style style:name="T26" style:family="text">
      <style:text-properties fo:font-weight="normal" officeooo:rsid="00c73075" style:font-weight-asian="normal" style:font-weight-complex="normal"/>
    </style:style>
    <style:style style:name="T27" style:family="text">
      <style:text-properties fo:font-weight="normal" officeooo:rsid="00c83649" style:font-weight-asian="normal" style:font-weight-complex="normal"/>
    </style:style>
    <style:style style:name="T28" style:family="text">
      <style:text-properties fo:font-weight="normal" officeooo:rsid="00add3e5" style:font-weight-asian="normal" style:font-weight-complex="normal"/>
    </style:style>
    <style:style style:name="T29" style:family="text">
      <style:text-properties fo:font-weight="normal" officeooo:rsid="00c98f6e" style:font-weight-asian="normal" style:font-weight-complex="normal"/>
    </style:style>
    <style:style style:name="T30" style:family="text">
      <style:text-properties officeooo:rsid="00c7b2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10"><text:text-input text:description="">{{ noticeOptions.meetingType }}</text:text-input></text:span></text:h>
      <text:h text:style-name="P26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 <text:span text:style-name="T1">(“Company”)</text:span></text:h>
      <text:h text:style-name="P27" text:outline-level="1"><text:span text:style-name="T21"><text:text-input text:description="">{{ noticeOptions.dateOfNotice }}</text:text-input></text:span></text:h>
      <text:h text:style-name="P28" text:outline-level="1"><text:span text:style-name="T21"><text:text-input text:description="">{% if noticeOptions.meetingType == 'Board Meeting' %}</text:text-input></text:span></text:h>
      <text:p text:style-name="P36"><text:span text:style-name="T22"><text:text-input text:description="">{% for director in directors %}</text:text-input></text:span><text:span text:style-name="T22"><text:text-input text:description="">{{ director.name }}</text:text-input></text:span><text:span text:style-name="T22"><text:text-input text:description="">{% endfor %}</text:text-input></text:span></text:p>
      <text:p text:style-name="P36"><text:span text:style-name="T25"><text:text-input text:description="">{% else %}</text:text-input></text:span></text:p>
      <text:p text:style-name="P36"><text:span text:style-name="T25"><text:text-input text:description="">{% for shareholder in shareholders %}</text:text-input></text:span><text:span text:style-name="T25"><text:text-input text:description="">{{ shareholder.name }}</text:text-input></text:span><text:span text:style-name="T25">, </text:span><text:span text:style-name="T25"><text:text-input text:description="">{% endfor %}</text:text-input></text:span></text:p>
      <text:p text:style-name="P36"><text:span text:style-name="T25"><text:text-input text:description="">{% endif %}</text:text-input></text:span></text:p>
      <text:p text:style-name="P41">This is a notice that on <text:span text:style-name="T23"><text:text-input text:description="">{{ noticeOptions.meetingDateTime }}</text:text-input></text:span>, <text:span text:style-name="T24"><text:text-input text:description="">{% if noticeOptions.meetingType == 'Board Meeting' %}</text:text-input></text:span>a meeting of the board of directors<text:span text:style-name="T23"><text:text-input text:description="">{% elif noticeOptions.meetingType == 'Annual Meeting of Shareholders' %}</text:text-input></text:span>the annual general meeting of the shareholders<text:span text:style-name="T23"><text:text-input text:description="">{% else %}</text:text-input></text:span>a special meeting of the shareholders<text:span text:style-name="T23"><text:text-input text:description="">{% endif %}</text:text-input></text:span><text:span text:style-name="T23"> </text:span>of the Company will be held at <text:span text:style-name="T26"><text:text-input text:description="">{{ noticeOptions.locationOfMeeting }}</text:text-input></text:span>.</text:p>
      <text:p text:style-name="P41"><text:span text:style-name="T24"><text:text-input text:description="">{% if noticeOptions.meetingType == 'Board Meeting' %}</text:text-input></text:span></text:p>
      <text:p text:style-name="P44">The following matters will be discussed at the board meeting [Companies Act 1993, sch 3, cl 2(2)]:</text:p>
      <text:p text:style-name="P37"><text:span text:style-name="T30"><text:text-input text:description="">{% for matter in matters %}</text:text-input></text:span></text:p>
      <text:list xml:id="list3553480342571518697" text:style-name="L4">
        <text:list-item>
          <text:p text:style-name="P52"><text:span text:style-name="T8"><text:text-input text:description="">{{ matter.text }}</text:text-input></text:span></text:p>
        </text:list-item>
      </text:list>
      <text:p text:style-name="P37"><text:span text:style-name="T22"><text:text-input text:description="">{% endfor %}</text:text-input></text:span></text:p>
      <text:p text:style-name="P41"><text:span text:style-name="T26"><text:text-input text:description="">{% else %}</text:text-input></text:span></text:p>
      <text:p text:style-name="P44">The following items of business will be transacted at the meeting [Companies Act 1993, sch 1, cl 2(2)(a)]:</text:p>
      <text:p text:style-name="P37"><text:span text:style-name="T30"><text:text-input text:description="">{% for item in items %}</text:text-input></text:span></text:p>
      <text:list xml:id="list4216485769700232251" text:style-name="L3">
        <text:list-item>
          <text:p text:style-name="P51"><text:span text:style-name="T7"><text:text-input text:description="">{{ item.text }}</text:text-input></text:span></text:p>
        </text:list-item>
      </text:list>
      <text:p text:style-name="P37"><text:span text:style-name="T22"><text:text-input text:description="">{% endfor %}</text:text-input></text:span></text:p>
      <text:p text:style-name="P41"><text:span text:style-name="T26"><text:text-input text:description="">{% endif %}</text:text-input></text:span></text:p>
      <text:p text:style-name="P43"><text:span text:style-name="T27"><text:text-input text:description="">{% if specialResolutions | length &gt;= 1 %}</text:text-input></text:span></text:p>
      <text:p text:style-name="P46">The following special resolutions will be submitted to the meeting [Companies Act 1993, sch 1, cl 2(2)(b)]:</text:p>
      <text:p text:style-name="P57"><text:span text:style-name="T12"><text:text-input text:description="">{% for resolution in specialResolutions %} </text:text-input></text:span></text:p>
      <text:list xml:id="list8185624153421342964" text:style-name="L5">
        <text:list-item>
          <text:p text:style-name="P55"><text:span text:style-name="T12"><text:text-input text:description="">{{ resolution.text }}</text:text-input></text:span></text:p>
        </text:list-item>
      </text:list>
      <text:p text:style-name="P39"><text:span text:style-name="T22"><text:text-input text:description="">{% endfor %}</text:text-input></text:span></text:p>
      <text:p text:style-name="P43"><text:span text:style-name="T26"><text:text-input text:description="">{% endif %}</text:text-input></text:span></text:p>
      <text:p text:style-name="P34"><text:text-input text:description="">{% if notes|length &gt;= 1 %}</text:text-input></text:p>
      <text:p text:style-name="P48">It is noted that:</text:p>
      <text:p text:style-name="P40"><text:soft-page-break/><text:span text:style-name="T19"><text:text-input text:description="">{% for note in notes %}</text:text-input></text:span> </text:p>
      <text:list xml:id="list8269771224847261754" text:style-name="L7">
        <text:list-item>
          <text:p text:style-name="P59"><text:span text:style-name="T9"><text:text-input text:description="">{{ note.text }}</text:text-input></text:span></text:p>
        </text:list-item>
      </text:list>
      <text:p text:style-name="P35"><text:text-input text:description="">{% endfor %}</text:text-input></text:p>
      <text:p text:style-name="P47"><text:span text:style-name="T26"><text:text-input text:description="">{% endif %}</text:text-input></text:span></text:p>
      <text:p text:style-name="P42"><text:span text:style-name="T26"/></text:p>
      <text:p text:style-name="P56"><text:span text:style-name="T11">Thi</text:span><text:span text:style-name="T13">s notice is given by </text:span><text:span text:style-name="T13"><text:text-input text:description="">{{ personGivingNotice }}</text:text-input></text:span></text:p>
      <text:p text:style-name="P56"><text:span text:style-name="T13"/></text:p>
      <text:p text:style-name="P32"/>
      <text:p text:style-name="P49"><text:span text:style-name="T26">S</text:span><text:span text:style-name="T23">ignature of </text:span><text:span text:style-name="T23"><text:text-input text:description="">{{ personGivingNotice }}</text:text-input></text:span></text:p>
      <text:p text:style-name="P49"><text:span text:style-name="T26"/></text:p>
      <text:p text:style-name="P42"><text:span text:style-name="T26"/></text:p>
      <text:p text:style-name="P42"><text:span text:style-name="T26"/></text:p>
      <text:p text:style-name="P42"><text:span text:style-name="T26"/></text:p>
      <text:p text:style-name="P15"><text:text-input text:description="">{% if resolutionOptions.resolutionType == 'Resolution at Board Meeting' %}</text:text-input></text:p>
      <text:p text:style-name="P11">This minute records that on <text:span text:style-name="T18"><text:text-input text:description="">{{ resolution.dateOfBoardMeeting }}</text:text-input></text:span><text:span text:style-name="T18"> </text:span>the directors of the Company held a board meeting, during which the following resolution(s) was/were passed:</text:p>
      <text:p text:style-name="P4"><text:text-input text:description="">{% else %}</text:text-input></text:p>
      <text:p text:style-name="P10">The board of the Company hereby makes the following written resolution(s):</text:p>
      <text:p text:style-name="P7"><text:span text:style-name="T16"><text:text-input text:description="">{% endif %}</text:text-input></text:span><text:span text:style-name="T16"> </text:span></text:p>
      <text:p text:style-name="P8"><text:span text:style-name="T2"><text:text-input text:description="">{% for resolution in resolutions %}</text:text-input></text:span> </text:p>
      <text:list xml:id="list5579458347651411848" text:style-name="L1">
        <text:list-item>
          <text:p text:style-name="P30"><text:text-input text:description="">{{ resolution.text }}</text:text-input></text:p>
        </text:list-item>
      </text:list>
      <text:p text:style-name="P17"><text:text-input text:description="">{% endfor %}</text:text-input></text:p>
      <text:p text:style-name="P20">The above resolution/Each of the above resolutions was approved as a <text:span text:style-name="T17"><text:text-input text:description="">{% if resolutionOptions.resolutionType == 'Resolution at Board Meeting' %}</text:text-input></text:span> resolution of the Company’s board, by either being agreed to by all directors present or having a majority of the votes cast on it being in favour. [Companies Act 1993, s 160 and cl 5(4) of sch 3]<text:span text:style-name="T15"><text:text-input text:description="">{% else %}</text:text-input></text:span> written resolution of all the directors of the Company who, as at the date of this document, were entitled to receive notice of a meeting of the Company’s board. The/Each resolution is as valid and effective as if it had been passed at a meeting of the board duly convened and held. [Companies Act 1993, s 160 and cl 7 of sch 3]<text:span text:style-name="T15"><text:text-input text:description="">{% endif %}</text:text-input></text:span></text:p>
      <text:p text:style-name="P33"><text:text-input text:description="">{% if notes|length &gt;= 1 %}</text:text-input></text:p>
      <text:p text:style-name="P14">It is noted that:</text:p>
      <text:p text:style-name="P9"><text:span text:style-name="T19"><text:text-input text:description="">{% for note in notes %}</text:text-input></text:span> </text:p>
      <text:list xml:id="list3787589319004283435" text:style-name="L2">
        <text:list-item>
          <text:p text:style-name="P31"><text:text-input text:description="">{{ note.text }}</text:text-input></text:p>
        </text:list-item>
      </text:list>
      <text:p text:style-name="P18"><text:soft-page-break/><text:text-input text:description="">{% endfor %}</text:text-input></text:p>
      <text:p text:style-name="P2"><text:text-input text:description="">{% endif %}</text:text-input><text:span text:style-name="T20">­</text:span></text:p>
      <text:p text:style-name="P16"><text:text-input text:description="">{% if resolutionOptions.resolutionType == 'Resolution at Board Meeting' %}</text:text-input></text:p>
      <text:p text:style-name="P12">This minute is certified as true and correct by <text:text-input text:description="">{{ resolutionOptions.chairperson.name }}</text:text-input>, who chaired the board meeting. <text:s/></text:p>
      <text:p text:style-name="P1"><text:span text:style-name="T4">Signed</text:span> by <text:span text:style-name="T16"><text:text-input text:description="">{{ resolutionOptions.chairperson.name }} </text:text-input></text:span> as chairperson: </text:p>
      <text:p text:style-name="P1"/>
      <text:p text:style-name="P25"/>
      <text:p text:style-name="P3"><text:text-input text:description="">{%else %}</text:text-input></text:p>
      <text:p text:style-name="P12">A copy of this written resolution is to be entered in the minute book of board proceedings.</text:p>
      <text:p text:style-name="P12">Signed by all the directors of the Company: </text:p>
      <text:p text:style-name="P19"><text:text-input text:description="">{% for directorPair in resolutionOptions.directors|batch(2) %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span text:style-name="T5">S</text:span><text:span text:style-name="T4">igned</text:span> by <text:span text:style-name="T6"><text:text-input text:description="">{{ directorPair[0].name }} </text:text-input></text:span>: </text:p>
            <text:p text:style-name="P22"/>
            <text:p text:style-name="P24"/>
          </table:table-cell>
          <table:table-cell table:style-name="Table1.A1" office:value-type="string">
            <text:p text:style-name="P21"><text:text-input text:description="">{% if directorPair[1] %}</text:text-input></text:p>
            <text:p text:style-name="P22"><text:span text:style-name="T5">S</text:span><text:span text:style-name="T4">igned</text:span> by <text:span text:style-name="T6"><text:text-input text:description="">{{ directorPair[1].name }} </text:text-input></text:span>: </text:p>
            <text:p text:style-name="P22"/>
            <text:p text:style-name="P24"/>
            <text:p text:style-name="P6"><text:text-input text:description="">{% endif %}</text:text-input></text:p>
          </table:table-cell>
        </table:table-row>
      </table:table>
      <text:p text:style-name="P23"/>
      <text:p text:style-name="P5"><text:text-input text:description="">{% endfor %}</text:text-input></text:p>
      <text:p text:style-name="P1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1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2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4T11:56:44.150096000</dc:date>
    <meta:editing-duration>PT16H28M21S</meta:editing-duration>
    <meta:editing-cycles>150</meta:editing-cycles>
    <meta:document-statistic meta:table-count="1" meta:image-count="0" meta:object-count="0" meta:page-count="3" meta:paragraph-count="62" meta:word-count="709" meta:character-count="3502" meta:non-whitespace-character-count="2994"/>
  </office:meta>
</office:document-meta>
</file>